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3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8.75mm"/>
    </style:style>
    <style:style style:name="co4" style:family="table-column">
      <style:table-column-properties fo:break-before="auto" style:column-width="13.97mm"/>
    </style:style>
    <style:style style:name="co5" style:family="table-column">
      <style:table-column-properties fo:break-before="auto" style:column-width="31.66mm"/>
    </style:style>
    <style:style style:name="co6" style:family="table-column">
      <style:table-column-properties fo:break-before="auto" style:column-width="10.42mm"/>
    </style:style>
    <style:style style:name="co7" style:family="table-column">
      <style:table-column-properties fo:break-before="auto" style:column-width="123.72mm"/>
    </style:style>
    <style:style style:name="co8" style:family="table-column">
      <style:table-column-properties fo:break-before="auto" style:column-width="18.33mm"/>
    </style:style>
    <style:style style:name="co9" style:family="table-column">
      <style:table-column-properties fo:break-before="auto" style:column-width="10.97mm"/>
    </style:style>
    <style:style style:name="co10" style:family="table-column">
      <style:table-column-properties fo:break-before="auto" style:column-width="10.71mm"/>
    </style:style>
    <style:style style:name="co11" style:family="table-column">
      <style:table-column-properties fo:break-before="auto" style:column-width="4.97mm"/>
    </style:style>
    <style:style style:name="co12" style:family="table-column">
      <style:table-column-properties fo:break-before="auto" style:column-width="16.42mm"/>
    </style:style>
    <style:style style:name="co13" style:family="table-column">
      <style:table-column-properties fo:break-before="auto" style:column-width="141.43mm"/>
    </style:style>
    <style:style style:name="co14" style:family="table-column">
      <style:table-column-properties fo:break-before="auto" style:column-width="23.5mm"/>
    </style:style>
    <style:style style:name="co15" style:family="table-column">
      <style:table-column-properties fo:break-before="auto" style:column-width="21.04mm"/>
    </style:style>
    <style:style style:name="co16" style:family="table-column">
      <style:table-column-properties fo:break-before="auto" style:column-width="8.78mm"/>
    </style:style>
    <style:style style:name="co17" style:family="table-column">
      <style:table-column-properties fo:break-before="auto" style:column-width="51.01mm"/>
    </style:style>
    <style:style style:name="co18" style:family="table-column">
      <style:table-column-properties fo:break-before="auto" style:column-width="20.5mm"/>
    </style:style>
    <style:style style:name="co19" style:family="table-column">
      <style:table-column-properties fo:break-before="auto" style:column-width="43.66mm"/>
    </style:style>
    <style:style style:name="co20" style:family="table-column">
      <style:table-column-properties fo:break-before="auto" style:column-width="34.94mm"/>
    </style:style>
    <style:style style:name="co21" style:family="table-column">
      <style:table-column-properties fo:break-before="auto" style:column-width="29.76mm"/>
    </style:style>
    <style:style style:name="co22" style:family="table-column">
      <style:table-column-properties fo:break-before="auto" style:column-width="42.56mm"/>
    </style:style>
    <style:style style:name="co23" style:family="table-column">
      <style:table-column-properties fo:break-before="auto" style:column-width="24.04mm"/>
    </style:style>
    <style:style style:name="co24" style:family="table-column">
      <style:table-column-properties fo:break-before="auto" style:column-width="26.76mm"/>
    </style:style>
    <style:style style:name="co2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ExemploTra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number-columns-repeated="3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79.176.129.7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1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gefright/1.2</text:p>
          </table:table-cell>
          <table:table-cell office:value-type="string" calcext:value-type="string">
            <text:p>(Linux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6.0.1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86.233.118.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1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play.globo.com/agora-na-glob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7.80.237.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1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sp1/globo-sp1_2564/globo-sp1_2564-1451347191-35321402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1680344" calcext:value-type="float">
            <text:p>1680344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gefright/1.2</text:p>
          </table:table-cell>
          <table:table-cell office:value-type="string" calcext:value-type="string">
            <text:p>(Linux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5.0.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89.122.135.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1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globo-rj_2564-1451347220-35495327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s</text:p>
          </table:table-cell>
          <table:table-cell office:value-type="float" office:value="1677524" calcext:value-type="float">
            <text:p>1677524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pleCoreMedia/1.0.0.12F69</text:p>
          </table:table-cell>
          <table:table-cell office:value-type="string" calcext:value-type="string">
            <text:p>(Apple</text:p>
          </table:table-cell>
          <table:table-cell office:value-type="string" calcext:value-type="string">
            <text:p>TV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8_3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t_br)</text:p>
          </table:table-cell>
          <table:table-cell/>
        </table:table-row>
        <table:table-row table:style-name="ro1">
          <table:table-cell office:value-type="string" calcext:value-type="string">
            <text:p>187.15.245.2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1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layer/LG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.4.2</text:p>
          </table:table-cell>
          <table:table-cell office:value-type="string" calcext:value-type="string">
            <text:p>(stagefright</text:p>
          </table:table-cell>
          <table:table-cell office:value-type="string" calcext:value-type="string">
            <text:p>alternative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77.200.162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1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1864/globo-rj_1864-1451347185-35495012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3253" calcext:value-type="float">
            <text:p>3253</text:p>
          </table:table-cell>
          <table:table-cell office:value-type="string" calcext:value-type="string">
            <text:p>s</text:p>
          </table:table-cell>
          <table:table-cell office:value-type="float" office:value="1225008" calcext:value-type="float">
            <text:p>1225008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gefright/1.2</text:p>
          </table:table-cell>
          <table:table-cell office:value-type="string" calcext:value-type="string">
            <text:p>(Linux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5.0.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.47.126.2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1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18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play.globo.com/agora-na-glob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10.0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9.54.120.1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gefright/1.2</text:p>
          </table:table-cell>
          <table:table-cell office:value-type="string" calcext:value-type="string">
            <text:p>(Linux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5.0.2)</text:p>
          </table:table-cell>
          <table:table-cell table:number-columns-repeated="12"/>
        </table:table-row>
        <table:table-row table:style-name="ro1">
          <table:table-cell office:value-type="float" office:value="179108212152" calcext:value-type="float">
            <text:p>1791082121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news24ha/gnews24ha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pleCoreMedia/1.0.0.11D258</text:p>
          </table:table-cell>
          <table:table-cell office:value-type="string" calcext:value-type="string">
            <text:p>(Apple</text:p>
          </table:table-cell>
          <table:table-cell office:value-type="string" calcext:value-type="string">
            <text:p>TV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7_1_2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t_br)</text:p>
          </table:table-cell>
          <table:table-cell/>
        </table:table-row>
        <table:table-row table:style-name="ro1">
          <table:table-cell office:value-type="string" calcext:value-type="string">
            <text:p>179.154.67.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gnews24ha/gnews24ha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408" calcext:value-type="float">
            <text:p>24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satplay.globo.com/globonews/ao-viv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.74.48.2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sp1/globo-sp1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play.globo.com/agora-na-glob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EXPIRED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7.38.102.19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play.globo.com/agora-na-glob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9.211.242.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spo124ha/spo124ha_1864/spo124ha_1864-1451347194-35488577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923" calcext:value-type="float">
            <text:p>2923</text:p>
          </table:table-cell>
          <table:table-cell office:value-type="string" calcext:value-type="string">
            <text:p>s</text:p>
          </table:table-cell>
          <table:table-cell office:value-type="float" office:value="1208840" calcext:value-type="float">
            <text:p>1208840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MISS]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pleCoreMedia/1.0.0.13C75</text:p>
          </table:table-cell>
          <table:table-cell office:value-type="string" calcext:value-type="string">
            <text:p>(iPad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9_2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t_b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.208.25.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play.globo.com/agora-na-globo/</text:p>
          </table:table-cell>
          <table:table-cell office:value-type="string" calcext:value-type="string">
            <text:p>10.120.6.2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6.241.156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globo-rj_2564-1451347220-35495327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s</text:p>
          </table:table-cell>
          <table:table-cell office:value-type="float" office:value="1677524" calcext:value-type="float">
            <text:p>16775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play.globo.com/agora-na-glob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10.0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7.40.197.1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globo-rj_2564-1451347220-35495327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932" calcext:value-type="float">
            <text:p>2932</text:p>
          </table:table-cell>
          <table:table-cell office:value-type="string" calcext:value-type="string">
            <text:p>s</text:p>
          </table:table-cell>
          <table:table-cell office:value-type="float" office:value="1677524" calcext:value-type="float">
            <text:p>16775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play.globo.com/agora-na-glob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3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3"/>
        </table:table-row>
        <table:table-row table:style-name="ro1">
          <table:table-cell office:value-type="float" office:value="99117117115" calcext:value-type="float">
            <text:p>991171171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gnews24ha/gnews24ha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408" calcext:value-type="float">
            <text:p>24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satplay.globo.com/globonews/ao-viv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9.236.39.2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news24ha/gnews24ha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pleCoreMedia/1.0.0.13C75</text:p>
          </table:table-cell>
          <table:table-cell office:value-type="string" calcext:value-type="string">
            <text:p>(iPad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9_2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t_br)</text:p>
          </table:table-cell>
          <table:table-cell table:number-columns-repeated="2"/>
        </table:table-row>
        <table:table-row table:style-name="ro1">
          <table:table-cell office:value-type="float" office:value="186240172102" calcext:value-type="float">
            <text:p>186240172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public/globosemaudio-rj/globosemaudio-rj_12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play.globo.com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EXPIRED]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5.1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.47.122.2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sw24ha/msw24ha_750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satplay.globo.com/multishow/ao-viv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EXPIRED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10.0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9.218.105.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globo-rj_2564-1451347220-35495327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s</text:p>
          </table:table-cell>
          <table:table-cell office:value-type="float" office:value="1677524" calcext:value-type="float">
            <text:p>16775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s.videos.globo.com/p3/stable/ce11521a0b89a2674007ac434b3b92c8.sw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Macintosh</text:p>
          </table:table-cell>
          <table:table-cell/>
          <table:table-cell office:value-type="string" calcext:value-type="string">
            <text:p>Intel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.10</text:p>
          </table:table-cell>
          <table:table-cell/>
          <table:table-cell office:value-type="string" calcext:value-type="string">
            <text:p>rv:43.0)</text:p>
          </table:table-cell>
          <table:table-cell office:value-type="string" calcext:value-type="string">
            <text:p>Gecko/20100101</text:p>
          </table:table-cell>
          <table:table-cell office:value-type="string" calcext:value-type="string">
            <text:p>Firefox/43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7.127.216.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nt24ha/gnt24ha_1264/gnt24ha_1264-1451347149-35276357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308" calcext:value-type="float">
            <text:p>2308</text:p>
          </table:table-cell>
          <table:table-cell office:value-type="string" calcext:value-type="string">
            <text:p>s</text:p>
          </table:table-cell>
          <table:table-cell office:value-type="float" office:value="739780" calcext:value-type="float">
            <text:p>739780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G-V400/V20b</text:p>
          </table:table-cell>
          <table:table-cell office:value-type="string" calcext:value-type="string">
            <text:p>Player/LG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5.0.2</text:p>
          </table:table-cell>
          <table:table-cell office:value-type="string" calcext:value-type="string">
            <text:p>(stagefright</text:p>
          </table:table-cell>
          <table:table-cell office:value-type="string" calcext:value-type="string">
            <text:p>alternativ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.53.49.2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globo-rj_2564-1451347220-35495327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s</text:p>
          </table:table-cell>
          <table:table-cell office:value-type="float" office:value="1677524" calcext:value-type="float">
            <text:p>1677524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pleCoreMedia/1.0.0.13C75</text:p>
          </table:table-cell>
          <table:table-cell office:value-type="string" calcext:value-type="string">
            <text:p>(iPad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9_2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t_br)</text:p>
          </table:table-cell>
          <table:table-cell table:number-columns-repeated="2"/>
        </table:table-row>
        <table:table-row table:style-name="ro1">
          <table:table-cell office:value-type="float" office:value="200202199194" calcext:value-type="float">
            <text:p>20020219919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sw24ha/msw24ha_18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satplay.globo.com/multishow/ao-vivo/</text:p>
          </table:table-cell>
          <table:table-cell office:value-type="string" calcext:value-type="string">
            <text:p>192.168.1.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EXPIRED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5"/>
        </table:table-row>
        <table:table-row table:style-name="ro1">
          <table:table-cell office:value-type="float" office:value="187126238246" calcext:value-type="float">
            <text:p>1871262382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globo-rj_2564-1451347210-35495237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s</text:p>
          </table:table-cell>
          <table:table-cell office:value-type="float" office:value="1672636" calcext:value-type="float">
            <text:p>1672636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gefright/1.2</text:p>
          </table:table-cell>
          <table:table-cell office:value-type="string" calcext:value-type="string">
            <text:p>(Linux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5.0.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91.247.230.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sp1/globo-sp1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pleCoreMedia/1.0.0.13C75</text:p>
          </table:table-cell>
          <table:table-cell office:value-type="string" calcext:value-type="string">
            <text:p>(iPhone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9_2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t_br)</text:p>
          </table:table-cell>
          <table:table-cell table:number-columns-repeated="2"/>
        </table:table-row>
        <table:table-row table:style-name="ro1">
          <table:table-cell office:value-type="float" office:value="200216146106" calcext:value-type="float">
            <text:p>2002161461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news24ha/gnews24ha_2564/gnews24ha_2564-1451347194-35488802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595" calcext:value-type="float">
            <text:p>2595</text:p>
          </table:table-cell>
          <table:table-cell office:value-type="string" calcext:value-type="string">
            <text:p>s</text:p>
          </table:table-cell>
          <table:table-cell office:value-type="float" office:value="1685420" calcext:value-type="float">
            <text:p>1685420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gefright/1.2</text:p>
          </table:table-cell>
          <table:table-cell office:value-type="string" calcext:value-type="string">
            <text:p>(Linux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.3)</text:p>
          </table:table-cell>
          <table:table-cell table:number-columns-repeated="12"/>
        </table:table-row>
        <table:table-row table:style-name="ro1">
          <table:table-cell office:value-type="float" office:value="177192136204" calcext:value-type="float">
            <text:p>1771921362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play.globo.com/agora-na-glob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10.0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.126.83.2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spo224ha/spo224ha_2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400)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satplay.globo.com/sportv-2/ao-viv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X11</text:p>
          </table:table-cell>
          <table:table-cell/>
          <table:table-cell office:value-type="string" calcext:value-type="string">
            <text:p>Linux</text:p>
          </table:table-cell>
          <table:table-cell office:value-type="string" calcext:value-type="string">
            <text:p>x86_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Chromium/37.0.2062.120</text:p>
          </table:table-cell>
          <table:table-cell office:value-type="string" calcext:value-type="string">
            <text:p>Chrome/37.0.2062.120</text:p>
          </table:table-cell>
          <table:table-cell office:value-type="string" calcext:value-type="string">
            <text:p>Safari/537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9.29.158.2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sp1/globo-sp1_2564/globo-sp1_2564-1451347196-35321447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267" calcext:value-type="float">
            <text:p>2267</text:p>
          </table:table-cell>
          <table:table-cell office:value-type="string" calcext:value-type="string">
            <text:p>s</text:p>
          </table:table-cell>
          <table:table-cell office:value-type="float" office:value="1679780" calcext:value-type="float">
            <text:p>1679780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layer/LG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.4.2</text:p>
          </table:table-cell>
          <table:table-cell office:value-type="string" calcext:value-type="string">
            <text:p>(stagefright</text:p>
          </table:table-cell>
          <table:table-cell office:value-type="string" calcext:value-type="string">
            <text:p>alternative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9.24.253.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play.globo.com/agora-na-glob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3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7.179.63.1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4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EXPIRED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SM-J500M</text:p>
          </table:table-cell>
          <table:table-cell office:value-type="string" calcext:value-type="string">
            <text:p>stagefright/Beyonce/1.1.9</text:p>
          </table:table-cell>
          <table:table-cell office:value-type="string" calcext:value-type="string">
            <text:p>(Linux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5.1.1)</text:p>
          </table:table-cell>
          <table:table-cell table:number-columns-repeated="10"/>
        </table:table-row>
        <table:table-row table:style-name="ro1">
          <table:table-cell office:value-type="float" office:value="186228164121" calcext:value-type="float">
            <text:p>1862281641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1264/globo-rj_1264-1451347200-35495147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3202" calcext:value-type="float">
            <text:p>3202</text:p>
          </table:table-cell>
          <table:table-cell office:value-type="string" calcext:value-type="string">
            <text:p>s</text:p>
          </table:table-cell>
          <table:table-cell office:value-type="float" office:value="819492" calcext:value-type="float">
            <text:p>819492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G-D410/V20c</text:p>
          </table:table-cell>
          <table:table-cell office:value-type="string" calcext:value-type="string">
            <text:p>Player/LG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5.0.2</text:p>
          </table:table-cell>
          <table:table-cell office:value-type="string" calcext:value-type="string">
            <text:p>(stagefright</text:p>
          </table:table-cell>
          <table:table-cell office:value-type="string" calcext:value-type="string">
            <text:p>alternativ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9.213.55.2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sp1/globo-sp1_2564/globo-sp1_2564-1451347191-35321402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s</text:p>
          </table:table-cell>
          <table:table-cell office:value-type="float" office:value="1680344" calcext:value-type="float">
            <text:p>1680344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pleCoreMedia/1.0.0.13C75</text:p>
          </table:table-cell>
          <table:table-cell office:value-type="string" calcext:value-type="string">
            <text:p>(iPhone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9_2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t_b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7.122.56.8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sp1/globo-sp1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SM-G355M</text:p>
          </table:table-cell>
          <table:table-cell office:value-type="string" calcext:value-type="string">
            <text:p>stagefright/1.2</text:p>
          </table:table-cell>
          <table:table-cell office:value-type="string" calcext:value-type="string">
            <text:p>(Linux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.4.2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77.80.7.2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sp1/globo-sp1_464/globo-sp1_464-1451347141-35320952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</text:p>
          </table:table-cell>
          <table:table-cell office:value-type="float" office:value="339340" calcext:value-type="float">
            <text:p>339340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MISS]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pleCoreMedia/1.0.0.13C75</text:p>
          </table:table-cell>
          <table:table-cell office:value-type="string" calcext:value-type="string">
            <text:p>(iPad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9_2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t_b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9.122.2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globo-rj_2564-1451347220-35495327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3124" calcext:value-type="float">
            <text:p>3124</text:p>
          </table:table-cell>
          <table:table-cell office:value-type="string" calcext:value-type="string">
            <text:p>s</text:p>
          </table:table-cell>
          <table:table-cell office:value-type="float" office:value="1677524" calcext:value-type="float">
            <text:p>16775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s.videos.globo.com/p3/stable/ce11521a0b89a2674007ac434b3b92c8.swf?inline=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10.0</text:p>
          </table:table-cell>
          <table:table-cell/>
          <table:table-cell office:value-type="string" calcext:value-type="string">
            <text:p>Win64</text:p>
          </table:table-cell>
          <table:table-cell/>
          <table:table-cell office:value-type="string" calcext:value-type="string">
            <text:p>x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6.0.2486.0</text:p>
          </table:table-cell>
          <table:table-cell office:value-type="string" calcext:value-type="string">
            <text:p>Safari/537.36</text:p>
          </table:table-cell>
          <table:table-cell office:value-type="string" calcext:value-type="string">
            <text:p>Edge/13.10586</text:p>
          </table:table-cell>
        </table:table-row>
        <table:table-row table:style-name="ro1">
          <table:table-cell office:value-type="string" calcext:value-type="string">
            <text:p>187.39.193.1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gnews24ha/gnews24ha_1864/gnews24ha_1864-1451347189-35488757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523" calcext:value-type="float">
            <text:p>2523</text:p>
          </table:table-cell>
          <table:table-cell office:value-type="string" calcext:value-type="string">
            <text:p>s</text:p>
          </table:table-cell>
          <table:table-cell office:value-type="float" office:value="1257156" calcext:value-type="float">
            <text:p>125715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satplay.globo.com/globonews/ao-viv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3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.190.44.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globo-rj_2564-1451347175-35494922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s</text:p>
          </table:table-cell>
          <table:table-cell office:value-type="float" office:value="1715500" calcext:value-type="float">
            <text:p>1715500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gefright/1.2</text:p>
          </table:table-cell>
          <table:table-cell office:value-type="string" calcext:value-type="string">
            <text:p>(Linux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.2.1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0.208.25.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play.globo.com/agora-na-globo/</text:p>
          </table:table-cell>
          <table:table-cell office:value-type="string" calcext:value-type="string">
            <text:p>10.17.10.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7.67.223.2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64/globo-rj_264-1451347220-354953272320-audio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s</text:p>
          </table:table-cell>
          <table:table-cell office:value-type="float" office:value="56588" calcext:value-type="float">
            <text:p>5658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s.videos.globo.com/p3/stable/ce11521a0b89a2674007ac434b3b92c8.sw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10.0</text:p>
          </table:table-cell>
          <table:table-cell/>
          <table:table-cell office:value-type="string" calcext:value-type="string">
            <text:p>WOW64</text:p>
          </table:table-cell>
          <table:table-cell/>
          <table:table-cell office:value-type="string" calcext:value-type="string">
            <text:p>rv:43.0)</text:p>
          </table:table-cell>
          <table:table-cell office:value-type="string" calcext:value-type="string">
            <text:p>Gecko/20100101</text:p>
          </table:table-cell>
          <table:table-cell office:value-type="string" calcext:value-type="string">
            <text:p>Firefox/43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9.54.120.1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globo-rj_2564-1451347215-35495282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s</text:p>
          </table:table-cell>
          <table:table-cell office:value-type="float" office:value="1673012" calcext:value-type="float">
            <text:p>1673012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gefright/1.2</text:p>
          </table:table-cell>
          <table:table-cell office:value-type="string" calcext:value-type="string">
            <text:p>(Linux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5.0.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79.233.155.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news24ha/gnews24ha_1864/gnews24ha_1864-1451347194-35488802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s</text:p>
          </table:table-cell>
          <table:table-cell office:value-type="float" office:value="1265992" calcext:value-type="float">
            <text:p>1265992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MISS]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pleCoreMedia/1.0.0.13C75</text:p>
          </table:table-cell>
          <table:table-cell office:value-type="string" calcext:value-type="string">
            <text:p>(iPad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9_2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t_b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7.105.95.19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gefright/1.2</text:p>
          </table:table-cell>
          <table:table-cell office:value-type="string" calcext:value-type="string">
            <text:p>(Linux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.2.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77.179.63.1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464/globo-rj_464-1451347220-35495327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</text:p>
          </table:table-cell>
          <table:table-cell office:value-type="float" office:value="304560" calcext:value-type="float">
            <text:p>304560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MISS]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SM-J500M</text:p>
          </table:table-cell>
          <table:table-cell office:value-type="string" calcext:value-type="string">
            <text:p>stagefright/Beyonce/1.1.9</text:p>
          </table:table-cell>
          <table:table-cell office:value-type="string" calcext:value-type="string">
            <text:p>(Linux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5.1.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89.60.13.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globo-rj_2564-1451347220-35495327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s</text:p>
          </table:table-cell>
          <table:table-cell office:value-type="float" office:value="1677524" calcext:value-type="float">
            <text:p>16775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play.globo.com/agora-na-glob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7.23.170.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spo124ha/spo124ha_18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</text:p>
          </table:table-cell>
          <table:table-cell office:value-type="float" office:value="20653" calcext:value-type="float">
            <text:p>20653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EXPIRED]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laySt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deoPlayer/1.0</text:p>
          </table:table-cell>
          <table:table-cell office:value-type="string" calcext:value-type="string">
            <text:p>libhttp/3.11</text:p>
          </table:table-cell>
          <table:table-cell office:value-type="string" calcext:value-type="string">
            <text:p>(PlayStation</text:p>
          </table:table-cell>
          <table:table-cell office:value-type="string" calcext:value-type="string">
            <text:p>4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.22.117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play.globo.com/agora-na-glob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2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3"/>
        </table:table-row>
        <table:table-row table:style-name="ro1">
          <table:table-cell office:value-type="float" office:value="191183167223" calcext:value-type="float">
            <text:p>1911831672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sp1/globo-sp1_2564/globo-sp1_2564-1451347196-35321447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s</text:p>
          </table:table-cell>
          <table:table-cell office:value-type="float" office:value="1679780" calcext:value-type="float">
            <text:p>16797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play.globo.com/agora-na-glob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10.0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5.0.2454.101</text:p>
          </table:table-cell>
          <table:table-cell office:value-type="string" calcext:value-type="string">
            <text:p>Safari/537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.122.50.1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sp1/globo-sp1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T-I9195</text:p>
          </table:table-cell>
          <table:table-cell office:value-type="string" calcext:value-type="string">
            <text:p>stagefright/1.2</text:p>
          </table:table-cell>
          <table:table-cell office:value-type="string" calcext:value-type="string">
            <text:p>(Linux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.4.2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77.192.104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gefright/1.2</text:p>
          </table:table-cell>
          <table:table-cell office:value-type="string" calcext:value-type="string">
            <text:p>(Linux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.2.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.19.121.1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464/globo-rj_464-1451347210-35495237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283692" calcext:value-type="float">
            <text:p>283692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gefright/1.2</text:p>
          </table:table-cell>
          <table:table-cell office:value-type="string" calcext:value-type="string">
            <text:p>(Linux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5.1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0.208.25.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globo-rj_2564-1451347220-35495327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</text:p>
          </table:table-cell>
          <table:table-cell office:value-type="float" office:value="1677524" calcext:value-type="float">
            <text:p>16775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play.globo.com/agora-na-globo/</text:p>
          </table:table-cell>
          <table:table-cell office:value-type="string" calcext:value-type="string">
            <text:p>10.17.10.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7.158.43.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spo224ha/spo224ha_2564/spo224ha_2564-1451347199-35488712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s</text:p>
          </table:table-cell>
          <table:table-cell office:value-type="float" office:value="1662108" calcext:value-type="float">
            <text:p>16621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satplay.globo.com/sportv-2/ao-viv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MISS]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.8.33.2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play.globo.com/agora-na-glob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7.182.134.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sp1/globo-sp1_2564/globo-sp1_2564-1451347191-35321402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s</text:p>
          </table:table-cell>
          <table:table-cell office:value-type="float" office:value="1680344" calcext:value-type="float">
            <text:p>1680344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gefright/1.2</text:p>
          </table:table-cell>
          <table:table-cell office:value-type="string" calcext:value-type="string">
            <text:p>(Linux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.4.4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89.49.191.2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EXPIRED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layer/LG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.4.4</text:p>
          </table:table-cell>
          <table:table-cell office:value-type="string" calcext:value-type="string">
            <text:p>(stagefright</text:p>
          </table:table-cell>
          <table:table-cell office:value-type="string" calcext:value-type="string">
            <text:p>alternative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91.177.187.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gnt24ha/gnt24ha_2564/gnt24ha_2564-1451347194-35276762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s</text:p>
          </table:table-cell>
          <table:table-cell office:value-type="float" office:value="1651016" calcext:value-type="float">
            <text:p>16510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satplay.globo.com/gnt/ao-viv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MISS]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10.0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.97.248.2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play.globo.com/agora-na-glob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10.0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.74.48.2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sp1/globo-sp1_2564/globo-sp1_2564-1451347196-35321447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s</text:p>
          </table:table-cell>
          <table:table-cell office:value-type="float" office:value="1679780" calcext:value-type="float">
            <text:p>16797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play.globo.com/agora-na-glob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7.126.49.1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gnt24ha/gnt24ha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satplay.globo.com/gnt/ao-viv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3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7.195.64.1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12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play.globo.com/agora-na-glob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EXPIRED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2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.72.210.2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globo-rj_2564-1451347220-354953272320.ts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s</text:p>
          </table:table-cell>
          <table:table-cell office:value-type="float" office:value="1677524" calcext:value-type="float">
            <text:p>1677524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G-D690n/V10e</text:p>
          </table:table-cell>
          <table:table-cell office:value-type="string" calcext:value-type="string">
            <text:p>Player/LG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.4.2</text:p>
          </table:table-cell>
          <table:table-cell office:value-type="string" calcext:value-type="string">
            <text:p>(stagefright</text:p>
          </table:table-cell>
          <table:table-cell office:value-type="string" calcext:value-type="string">
            <text:p>alternativ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7.22.203.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sp1/globo-sp1_12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play.globo.com/agora-na-glob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EXPIRED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.29.158.2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sp1/globo-sp1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layer/LG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4.4.2</text:p>
          </table:table-cell>
          <table:table-cell office:value-type="string" calcext:value-type="string">
            <text:p>(stagefright</text:p>
          </table:table-cell>
          <table:table-cell office:value-type="string" calcext:value-type="string">
            <text:p>alternative)</text:p>
          </table:table-cell>
          <table:table-cell table:number-columns-repeated="8"/>
        </table:table-row>
        <table:table-row table:style-name="ro1">
          <table:table-cell office:value-type="float" office:value="177192224120" calcext:value-type="float">
            <text:p>1771922241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29/Dec/2015:00:00:02</text:p>
          </table:table-cell>
          <table:table-cell office:value-type="string" calcext:value-type="string">
            <text:p>+0000]</text:p>
          </table:table-cell>
          <table:table-cell office:value-type="string" calcext:value-type="string">
            <text:p>live.hls.globo.co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dvr/m/globo-rj/globo-rj_2564/playlist.m3u8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(200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tp://globoplay.globo.com/agora-na-globo/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[HIT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zilla/5.0</text:p>
          </table:table-cell>
          <table:table-cell office:value-type="string" calcext:value-type="string">
            <text:p>(Windows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.3</text:p>
          </table:table-cell>
          <table:table-cell/>
          <table:table-cell office:value-type="string" calcext:value-type="string">
            <text:p>WOW64)</text:p>
          </table:table-cell>
          <table:table-cell office:value-type="string" calcext:value-type="string">
            <text:p>AppleWebKit/537.36</text:p>
          </table:table-cell>
          <table:table-cell office:value-type="string" calcext:value-type="string">
            <text:p>(KHTML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Gecko)</text:p>
          </table:table-cell>
          <table:table-cell office:value-type="string" calcext:value-type="string">
            <text:p>Chrome/47.0.2526.106</text:p>
          </table:table-cell>
          <table:table-cell office:value-type="string" calcext:value-type="string">
            <text:p>Safari/537.3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/00/0000</text:date>, <text:time style:data-style-name="N2" text:time-value="19:22:17.80068674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07-26T19:23:22.963717611</dc:date>
    <meta:editing-duration>PT1M6S</meta:editing-duration>
    <meta:editing-cycles>1</meta:editing-cycles>
    <meta:document-statistic meta:table-count="1" meta:cell-count="1932" meta:object-count="0"/>
  </office:meta>
</office:document-meta>
</file>